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169cm" fo:break-before="auto" style:use-optimal-row-height="true"/>
    </style:style>
    <style:style style:name="ro12" style:family="table-row">
      <style:table-row-properties style:row-height="1.725cm" fo:break-before="auto" style:use-optimal-row-height="true"/>
    </style:style>
    <style:style style:name="ro13" style:family="table-row">
      <style:table-row-properties style:row-height="0.584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8T12:04:13">
            <text:p>2019/11/28 12:0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8T12:04:13.14">
            <text:p>2019/11/28 12:0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,t.120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,rev,em=s1;p1 </text:p>
          </table:table-cell>
          <table:table-cell table:style-name="ce49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8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ADGAD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3-notes;4-notes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D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56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6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6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8T12:04:13.95">
            <text:p>2019/11/28 12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9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50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934cm" draw:caption-point-x="-1.353cm" draw:caption-point-y="2.5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8T12:04:14.07">
            <text:p>2019/11/28 12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cm" draw:caption-point-x="-1.353cm" draw:caption-point-y="2.3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8T12:04:14.19">
            <text:p>2019/11/28 12:0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8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8T12:04:15">
            <text:p>2019/11/28 12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9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50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20.581cm" draw:caption-point-x="-1.353cm" draw:caption-point-y="2.53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8T12:04:15.12">
            <text:p>2019/11/28 12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cm" draw:caption-point-x="-1.353cm" draw:caption-point-y="2.3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4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8T12:04:15.23">
            <text:p>2019/11/28 12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019/11/28</text:date>, <text:time>12:0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8T12:04:12.31</dc:date>
    <dc:creator>iwabuchi ken</dc:creator>
    <meta:editing-duration>P4DT8H11M44S</meta:editing-duration>
    <meta:editing-cycles>443</meta:editing-cycles>
    <meta:generator>OpenOffice/4.1.3$Win32 OpenOffice.org_project/413m1$Build-9783</meta:generator>
    <meta:document-statistic meta:table-count="8" meta:cell-count="12491" meta:object-count="0"/>
    <meta:user-defined meta:name="sheets-banding"/>
    <meta:user-defined meta:name="sheets-original-selection"/>
  </office:meta>
</office:document-meta>
</file>